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5.408cm"/>
    </style:style>
    <style:style style:name="gr4" style:family="graphic" style:parent-style-name="standard">
      <style:graphic-properties draw:textarea-horizontal-align="justify" draw:textarea-vertical-align="middle" draw:auto-grow-height="false" fo:min-height="25.658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6.518cm"/>
    </style:style>
    <style:style style:name="gr6" style:family="graphic" style:parent-style-name="standard">
      <style:graphic-properties svg:stroke-color="#ccff66" draw:fill-color="#ccff66" draw:textarea-horizontal-align="justify" draw:textarea-vertical-align="middle" draw:auto-grow-height="false" fo:min-height="1.02cm" fo:min-width="0.262cm"/>
    </style:style>
    <style:style style:name="gr7" style:family="graphic" style:parent-style-name="standard">
      <style:graphic-properties draw:stroke="none" svg:stroke-color="#000000" draw:fill="solid" draw:fill-color="#ccff66" draw:auto-grow-height="true" draw:auto-grow-width="false" fo:max-height="0cm" fo:min-height="0cm"/>
    </style:style>
    <style:style style:name="gr8" style:family="graphic" style:parent-style-name="standard">
      <style:graphic-properties svg:stroke-color="#ccff66" draw:fill-color="#66cc00" draw:textarea-horizontal-align="justify" draw:textarea-vertical-align="middle" draw:auto-grow-height="false" fo:min-height="1.02cm" fo:min-width="0.0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007826" draw:auto-grow-height="true" draw:auto-grow-width="false" fo:max-height="0cm" fo:min-height="0.766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13" style:family="graphic" style:parent-style-name="standard">
      <style:graphic-properties draw:stroke="none" svg:stroke-color="#000000" draw:fill="none" draw:fill-color="#ccff66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6" style:family="graphic" style:parent-style-name="standard">
      <style:graphic-properties draw:stroke="none" svg:stroke-color="#669933" draw:fill-color="#007826" draw:textarea-horizontal-align="justify" draw:textarea-vertical-align="middle" draw:auto-grow-height="false" fo:min-height="1.02cm" fo:min-width="0cm"/>
    </style:style>
    <style:style style:name="gr17" style:family="graphic" style:parent-style-name="standard">
      <style:graphic-properties draw:stroke="none" svg:stroke-color="#ccff66" draw:fill-color="#00cccc" draw:textarea-horizontal-align="justify" draw:textarea-vertical-align="middle" draw:auto-grow-height="false" fo:min-height="1.02cm" fo:min-width="0.008cm"/>
    </style:style>
    <style:style style:name="gr18" style:family="graphic" style:parent-style-name="standard">
      <style:graphic-properties draw:stroke="none" svg:stroke-color="#000000" draw:fill="solid" draw:fill-color="#00cccc" draw:auto-grow-height="true" draw:auto-grow-width="false" fo:max-height="0cm" fo:min-height="0.512cm"/>
    </style:style>
    <style:style style:name="gr19" style:family="graphic" style:parent-style-name="standard">
      <style:graphic-properties draw:stroke="none" svg:stroke-color="#ccff66" draw:fill-color="#00cccc" draw:textarea-horizontal-align="justify" draw:textarea-vertical-align="middle" draw:auto-grow-height="false" fo:min-height="1.02cm" fo:min-width="0cm"/>
    </style:style>
    <style:style style:name="gr20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0.766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5.408cm"/>
    </style:style>
    <style:style style:name="gr24" style:family="graphic" style:parent-style-name="standard">
      <style:graphic-properties draw:stroke="none" draw:fill-color="#ff9999" draw:textarea-horizontal-align="justify" draw:textarea-vertical-align="middle" draw:auto-grow-height="false" fo:min-height="25.658cm" fo:min-width="0.516cm"/>
    </style:style>
    <style:style style:name="gr25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5.154cm"/>
    </style:style>
    <style:style style:name="gr26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1.34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</style:style>
    <style:style style:name="gr28" style:family="graphic" style:parent-style-name="standard">
      <style:graphic-properties draw:stroke="none" draw:fill-color="#990099" draw:textarea-horizontal-align="justify" draw:textarea-vertical-align="middle" draw:auto-grow-height="false" fo:min-height="1.02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cff66"/>
      <style:paragraph-properties fo:text-align="center"/>
    </style:style>
    <style:style style:name="P5" style:family="paragraph">
      <loext:graphic-properties draw:fill="solid" draw:fill-color="#ccff66"/>
    </style:style>
    <style:style style:name="P6" style:family="paragraph">
      <loext:graphic-properties draw:fill-color="#66cc00"/>
      <style:paragraph-properties fo:text-align="center"/>
    </style:style>
    <style:style style:name="P7" style:family="paragraph">
      <style:text-properties fo:color="#cc0000"/>
    </style:style>
    <style:style style:name="P8" style:family="paragraph">
      <loext:graphic-properties draw:fill="none" draw:fill-color="#ffffff"/>
      <style:text-properties fo:color="#cc0000"/>
    </style:style>
    <style:style style:name="P9" style:family="paragraph">
      <style:text-properties fo:color="#ffffff"/>
    </style:style>
    <style:style style:name="P10" style:family="paragraph">
      <loext:graphic-properties draw:fill="solid" draw:fill-color="#007826"/>
      <style:text-properties fo:color="#ffffff"/>
    </style:style>
    <style:style style:name="P11" style:family="paragraph">
      <loext:graphic-properties draw:fill="none" draw:fill-color="#ccff66"/>
      <style:paragraph-properties fo:text-align="center"/>
    </style:style>
    <style:style style:name="P12" style:family="paragraph">
      <loext:graphic-properties draw:fill-color="#007826"/>
      <style:paragraph-properties fo:text-align="center"/>
    </style:style>
    <style:style style:name="P13" style:family="paragraph">
      <loext:graphic-properties draw:fill-color="#00cccc"/>
      <style:paragraph-properties fo:text-align="center"/>
    </style:style>
    <style:style style:name="P14" style:family="paragraph">
      <loext:graphic-properties draw:fill="solid" draw:fill-color="#00cccc"/>
    </style:style>
    <style:style style:name="P15" style:family="paragraph">
      <style:text-properties fo:color="#ffffff" fo:background-color="transparent"/>
    </style:style>
    <style:style style:name="P16" style:family="paragraph">
      <loext:graphic-properties draw:fill="solid" draw:fill-color="#000000"/>
      <style:text-properties fo:color="#ffffff" fo:background-color="transparent"/>
    </style:style>
    <style:style style:name="P17" style:family="paragraph">
      <loext:graphic-properties draw:fill-color="#ffffff"/>
    </style:style>
    <style:style style:name="P18" style:family="paragraph">
      <loext:graphic-properties draw:fill-color="#ff9999"/>
      <style:paragraph-properties fo:text-align="center"/>
    </style:style>
    <style:style style:name="P19" style:family="paragraph">
      <loext:graphic-properties draw:fill-color="#990099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color="#0066cc"/>
    </style:style>
    <style:style style:name="T4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86cm" svg:y1="10.668cm" svg:x2="29.27cm" svg:y2="10.668cm">
          <text:p/>
        </draw:line>
        <draw:frame draw:style-name="gr2" draw:text-style-name="P2" draw:layer="layout" svg:width="21.336cm" svg:height="0.962cm" svg:x="1.778cm" svg:y="1.524cm">
          <draw:text-box>
            <text:p>MALE POPULATION BSW</text:p>
          </draw:text-box>
        </draw:frame>
        <draw:custom-shape draw:style-name="gr3" draw:text-style-name="P3" draw:layer="layout" svg:width="25.908cm" svg:height="1.27cm" svg:x="2.54cm" svg:y="3.048cm">
          <text:p text:style-name="P3">NEWBORN MALE BSW CALV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25.908cm" svg:x="1.27cm" svg:y="3.048cm">
          <text:p text:style-name="P3">0</text:p>
          <text:p text:style-name="P3"/>
          <text:p text:style-name="P3"/>
          <text:p text:style-name="P3"/>
          <text:p text:style-name="P3">1</text:p>
          <text:p text:style-name="P3"/>
          <text:p text:style-name="P3"/>
          <text:p text:style-name="P3"/>
          <text:p text:style-name="P3"/>
          <text:p text:style-name="P3">2</text:p>
          <text:p text:style-name="P3"/>
          <text:p text:style-name="P3"/>
          <text:p text:style-name="P3"/>
          <text:p text:style-name="P3"/>
          <text:p text:style-name="P3">3</text:p>
          <text:p text:style-name="P3"/>
          <text:p text:style-name="P3"/>
          <text:p text:style-name="P3"/>
          <text:p text:style-name="P3"/>
          <text:p text:style-name="P3">4</text:p>
          <text:p text:style-name="P3"/>
          <text:p text:style-name="P3"/>
          <text:p text:style-name="P3"/>
          <text:p text:style-name="P3"/>
          <text:p text:style-name="P3">5</text:p>
          <text:p text:style-name="P3"/>
          <text:p text:style-name="P3"/>
          <text:p text:style-name="P3"/>
          <text:p text:style-name="P3"/>
          <text:p text:style-name="P3">6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018cm" svg:height="1.27cm" svg:x="2.54cm" svg:y="4.826cm">
          <text:p text:style-name="P3">MALE CALVES UNDER 12 MONT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1.27cm" svg:x="27.686cm" svg:y="3.048cm">
          <text:p text:style-name="P3">1.34%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334cm" svg:height="0.962cm" svg:x="23.622cm" svg:y="1.778cm">
          <draw:text-box>
            <text:p>OFFSPRING</text:p>
          </draw:text-box>
        </draw:frame>
        <draw:custom-shape draw:style-name="gr8" draw:text-style-name="P6" draw:layer="layout" svg:width="0.508cm" svg:height="1.27cm" svg:x="27.94cm" svg:y="4.826cm">
          <text:p/>
          <draw:enhanced-geometry svg:viewBox="0 0 21600 21600" draw:type="rectangle" draw:enhanced-path="M 0 0 L 21600 0 21600 21600 0 21600 0 0 Z N"/>
        </draw:custom-shape>
        <draw:g>
          <draw:frame draw:style-name="gr9" draw:text-style-name="P8" draw:layer="layout" svg:width="2.032cm" svg:height="0.962cm" svg:x="3.048cm" svg:y="4.064cm">
            <draw:text-box>
              <text:p text:style-name="P7">73%</text:p>
            </draw:text-box>
          </draw:frame>
          <draw:line draw:style-name="gr10" draw:text-style-name="P1" draw:layer="layout" svg:x1="4.826cm" svg:y1="3.81cm" svg:x2="4.826cm" svg:y2="5.588cm">
            <text:p/>
          </draw:line>
        </draw:g>
        <draw:g>
          <draw:frame draw:style-name="gr2" draw:text-style-name="P8" draw:layer="layout" svg:width="2.032cm" svg:height="0.962cm" svg:x="26.416cm" svg:y="4.318cm">
            <draw:text-box>
              <text:p text:style-name="P7">60%</text:p>
            </draw:text-box>
          </draw:frame>
          <draw:line draw:style-name="gr10" draw:text-style-name="P1" draw:layer="layout" svg:x1="28.194cm" svg:y1="4.064cm" svg:x2="28.194cm" svg:y2="5.842cm">
            <text:p/>
          </draw:line>
        </draw:g>
        <draw:frame draw:style-name="gr11" draw:text-style-name="P10" draw:layer="layout" svg:width="3.048cm" svg:height="1.016cm" svg:x="23.876cm" svg:y="8.89cm">
          <draw:text-box>
            <text:p text:style-name="P9">YOUNG</text:p>
          </draw:text-box>
        </draw:frame>
        <draw:custom-shape draw:style-name="gr12" draw:text-style-name="P3" xml:id="id1" draw:id="id1" draw:layer="layout" svg:width="1.52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4.224cm" svg:height="0.962cm" svg:x="2.286cm" svg:y="8.636cm">
          <draw:text-box>
            <text:p text:style-name="P3">MALE CALVES UNDER 24 MONTH</text:p>
          </draw:text-box>
        </draw:frame>
        <draw:g>
          <draw:frame draw:style-name="gr14" draw:text-style-name="P8" draw:layer="layout" svg:width="2.032cm" svg:height="1.925cm" svg:x="1.778cm" svg:y="6.095cm">
            <draw:text-box>
              <text:p text:style-name="P7">12%</text:p>
            </draw:text-box>
          </draw:frame>
          <draw:line draw:style-name="gr10" draw:text-style-name="P1" draw:layer="layout" svg:x1="3.556cm" svg:y1="5.588cm" svg:x2="3.556cm" svg:y2="9.144cm">
            <text:p/>
          </draw:line>
        </draw:g>
        <draw:frame draw:style-name="gr15" draw:text-style-name="P8" xml:id="id2" draw:id="id2" draw:layer="layout" svg:width="4.318cm" svg:height="1.114cm" svg:x="6.604cm" svg:y="11.078cm">
          <draw:text-box>
            <text:p text:style-name="P7">ALL CULLED</text:p>
          </draw:text-box>
        </draw:frame>
        <draw:connector draw:style-name="gr10" draw:text-style-name="P1" draw:layer="layout" draw:type="lines" svg:x1="3.302cm" svg:y1="9.652cm" svg:x2="6.604cm" svg:y2="11.635cm" draw:start-shape="id1" draw:start-glue-point="2" draw:end-shape="id2" draw:end-glue-point="3" svg:d="M3302 9652v501l2802 1482h500" svg:viewBox="0 0 3303 1984">
          <text:p/>
        </draw:connector>
        <draw:custom-shape draw:style-name="gr16" draw:text-style-name="P12" draw:layer="layout" svg:width="0.254cm" svg:height="1.27cm" svg:x="27.178cm" svg:y="8.6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508cm" svg:height="1.27cm" svg:x="27.94cm" svg:y="8.636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3.616cm" svg:height="0.962cm" svg:x="28.642cm" svg:y="8.944cm">
          <draw:text-box>
            <text:p>NAT. SER.</text:p>
          </draw:text-box>
        </draw:frame>
        <draw:line draw:style-name="gr10" draw:text-style-name="P1" draw:layer="layout" svg:x1="28.194cm" svg:y1="6.096cm" svg:x2="27.178cm" svg:y2="8.636cm">
          <text:p/>
        </draw:line>
        <draw:line draw:style-name="gr10" draw:text-style-name="P1" draw:layer="layout" svg:x1="28.194cm" svg:y1="6.096cm" svg:x2="28.194cm" svg:y2="8.89cm">
          <text:p/>
        </draw:line>
        <draw:frame draw:style-name="gr15" draw:text-style-name="P8" draw:layer="layout" svg:width="1.778cm" svg:height="1.114cm" svg:x="25.908cm" svg:y="7.366cm">
          <draw:text-box>
            <text:p text:style-name="P7">30%</text:p>
          </draw:text-box>
        </draw:frame>
        <draw:frame draw:style-name="gr15" draw:text-style-name="P8" draw:layer="layout" svg:width="1.778cm" svg:height="1.114cm" svg:x="27.686cm" svg:y="7.014cm">
          <draw:text-box>
            <text:p text:style-name="P7">70%</text:p>
          </draw:text-box>
        </draw:frame>
        <draw:custom-shape draw:style-name="gr16" draw:text-style-name="P12" draw:layer="layout" svg:width="0.254cm" svg:height="1.27cm" svg:x="27.178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1.27cm" svg:x="27.94cm" svg:y="11.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254cm" svg:height="1.27cm" svg:x="27.178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254cm" svg:height="1.27cm" svg:x="27.178cm" svg:y="18.79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86cm" svg:y1="7.112cm" svg:x2="29.27cm" svg:y2="7.112cm">
          <text:p/>
        </draw:line>
        <draw:line draw:style-name="gr1" draw:text-style-name="P1" draw:layer="layout" svg:x1="2.286cm" svg:y1="17.78cm" svg:x2="29.27cm" svg:y2="17.78cm">
          <text:p/>
        </draw:line>
        <draw:line draw:style-name="gr1" draw:text-style-name="P1" draw:layer="layout" svg:x1="2.286cm" svg:y1="14.224cm" svg:x2="29.27cm" svg:y2="14.224cm">
          <text:p/>
        </draw:line>
        <draw:line draw:style-name="gr1" draw:text-style-name="P1" draw:layer="layout" svg:x1="2.286cm" svg:y1="21.336cm" svg:x2="29.27cm" svg:y2="21.336cm">
          <text:p/>
        </draw:line>
        <draw:frame draw:style-name="gr11" draw:text-style-name="P10" draw:layer="layout" svg:width="3.81cm" svg:height="1.016cm" svg:x="23.114cm" svg:y="11.684cm">
          <draw:text-box>
            <text:p text:style-name="P9">ČAKAJOČI</text:p>
          </draw:text-box>
        </draw:frame>
        <draw:frame draw:style-name="gr11" draw:text-style-name="P10" draw:layer="layout" svg:width="3.81cm" svg:height="1.016cm" svg:x="23.114cm" svg:y="18.796cm">
          <draw:text-box>
            <text:p text:style-name="P9">ČAKAJOČI</text:p>
          </draw:text-box>
        </draw:frame>
        <draw:frame draw:style-name="gr11" draw:text-style-name="P10" draw:layer="layout" svg:width="3.81cm" svg:height="1.016cm" svg:x="23.114cm" svg:y="15.24cm">
          <draw:text-box>
            <text:p text:style-name="P9"><text:span text:style-name="T1">ČA</text:span><text:span text:style-name="T1">KAJ</text:span><text:span text:style-name="T1">OČI</text:span></text:p>
          </draw:text-box>
        </draw:frame>
        <draw:line draw:style-name="gr1" draw:text-style-name="P1" draw:layer="layout" svg:x1="2.286cm" svg:y1="24.892cm" svg:x2="29.27cm" svg:y2="24.892cm">
          <text:p/>
        </draw:line>
        <draw:custom-shape draw:style-name="gr16" draw:text-style-name="P12" draw:layer="layout" svg:width="0.001cm" svg:height="1.27cm" svg:x="27.178cm" svg:y="22.60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7.432cm" svg:y1="22.86cm" svg:x2="27.432cm" svg:y2="24.13cm">
          <text:p/>
        </draw:line>
        <draw:g>
          <draw:frame draw:style-name="gr14" draw:text-style-name="P8" draw:layer="layout" svg:width="2.032cm" svg:height="1.925cm" svg:x="25.147cm" svg:y="20.573cm">
            <draw:text-box>
              <text:p text:style-name="P7"/>
              <text:p text:style-name="P7">50%</text:p>
            </draw:text-box>
          </draw:frame>
          <draw:line draw:style-name="gr10" draw:text-style-name="P1" draw:layer="layout" svg:x1="26.925cm" svg:y1="20.066cm" svg:x2="26.925cm" svg:y2="23.622cm">
            <text:p/>
          </draw:line>
        </draw:g>
        <draw:frame draw:style-name="gr21" draw:text-style-name="P16" draw:layer="layout" svg:width="4.064cm" svg:height="1.016cm" svg:x="27.94cm" svg:y="23.114cm">
          <draw:text-box>
            <text:p text:style-name="P15"><text:span text:style-name="T2">PO</text:span><text:span text:style-name="T2">S. </text:span><text:span text:style-name="T2">TES</text:span><text:span text:style-name="T2">T.</text:span></text:p>
          </draw:text-box>
        </draw:frame>
        <draw:frame draw:style-name="gr2" draw:text-style-name="P2" draw:layer="layout" svg:width="33.274cm" svg:height="7.361cm" svg:x="2.794cm" svg:y="26.162cm">
          <draw:text-box>
            <text:p>Če je število novorojenih moških telet 3350:</text:p>
            <text:p>3305 telet + 45 potomcev NP + </text:p>
            <text:p><text:span text:style-name="T3">241</text:span><text:span text:style-name="T3">3 </text:span><text:span text:style-name="T3">biko</text:span><text:span text:style-name="T3">v </text:span><text:span text:style-name="T3">pod </text:span><text:span text:style-name="T3">12m </text:span><text:span text:style-name="T3">+ 27 </text:span><text:span text:style-name="T3">vhle</text:span><text:span text:style-name="T3">vljen</text:span><text:span text:style-name="T3">ih + </text:span></text:p>
            <text:p><text:span text:style-name="T3">290 </text:span><text:span text:style-name="T3">biko</text:span><text:span text:style-name="T3">v </text:span><text:span text:style-name="T3">pod </text:span><text:span text:style-name="T3">24 </text:span><text:span text:style-name="T3">m + </text:span><text:span text:style-name="T3">8 </text:span><text:span text:style-name="T3">mla</text:span><text:span text:style-name="T3">dih </text:span><text:span text:style-name="T3">+ 19 </text:span><text:span text:style-name="T3">prip</text:span><text:span text:style-name="T3">ust </text:span><text:span text:style-name="T3">+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s text:c="3"/></text:span><text:span text:style-name="T3">+ </text:span><text:span text:style-name="T3">8 </text:span><text:span text:style-name="T3">čak</text:span><text:span text:style-name="T3">ajoči</text:span><text:span text:style-name="T3">h + </text:span><text:span text:style-name="T3">8 </text:span><text:span text:style-name="T3">prip</text:span><text:span text:style-name="T3">ust </text:span><text:span text:style-name="T3">+ </text:span></text:p>
            <text:p><text:span text:style-name="T3"><text:tab/></text:span><text:span text:style-name="T3"> </text:span><text:span text:style-name="T3"><text:s text:c="7"/></text:span><text:span text:style-name="T3"><text:s text:c="7"/></text:span><text:span text:style-name="T3"><text:s text:c="7"/></text:span><text:span text:style-name="T3"><text:s text:c="3"/></text:span><text:span text:style-name="T3">+ </text:span><text:span text:style-name="T3">8 </text:span><text:span text:style-name="T3">čak</text:span><text:span text:style-name="T3">ajoči</text:span><text:span text:style-name="T3">h + </text:span></text:p>
            <text:p><text:span text:style-name="T3"><text:s text:c="7"/></text:span><text:span text:style-name="T3"><text:s text:c="7"/></text:span><text:span text:style-name="T3"><text:s text:c="7"/></text:span><text:span text:style-name="T3"><text:s text:c="7"/></text:span><text:span text:style-name="T3"><text:s text:c="4"/></text:span><text:span text:style-name="T3">+ </text:span><text:span text:style-name="T3">8 </text:span><text:span text:style-name="T3">čak</text:span><text:span text:style-name="T3">ajoči</text:span><text:span text:style-name="T3">h + </text:span></text:p>
            <text:p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 </text:span><text:span text:style-name="T3"><text:s text:c="3"/></text:span><text:span text:style-name="T3">+ </text:span><text:span text:style-name="T3">4 </text:span><text:span text:style-name="T3">pozi</text:span><text:span text:style-name="T3">tivn</text:span><text:span text:style-name="T3">o </text:span><text:span text:style-name="T3">testi</text:span><text:span text:style-name="T3">rani </text:span><text:span text:style-name="T3">( * 5 </text:span><text:span text:style-name="T3">let v </text:span><text:span text:style-name="T3">upor</text:span><text:span text:style-name="T3">abi </text:span><text:span text:style-name="T3">= 20 </text:span><text:span text:style-name="T3">poz. </text:span><text:span text:style-name="T3">Test</text:span><text:span text:style-name="T3">irani</text:span><text:span text:style-name="T3">h)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= </text:span><text:span text:style-name="T3">280</text:span><text:span text:style-name="T3">9 </text:span><text:span text:style-name="T3">( + </text:span>3350 NR) <text:s/></text:p>
            <text:p/>
          </draw:text-box>
        </draw:frame>
        <draw:frame draw:style-name="gr2" draw:text-style-name="P8" draw:layer="layout" svg:width="11.43cm" svg:height="1.673cm" svg:x="25.908cm" svg:y="31.137cm">
          <draw:text-box>
            <text:p text:style-name="P7"><text:span text:style-name="T4">Čak</text:span><text:span text:style-name="T4">ajoči </text:span><text:span text:style-name="T4">in </text:span><text:span text:style-name="T4">poz. </text:span><text:span text:style-name="T4">Test</text:span><text:span text:style-name="T4">irani </text:span><text:span text:style-name="T4">niso </text:span><text:span text:style-name="T4">akti</text:span><text:span text:style-name="T4">vni, </text:span><text:span text:style-name="T4">so </text:span><text:span text:style-name="T4">pa v </text:span><text:span text:style-name="T4">pedi</text:span><text:span text:style-name="T4">grej</text:span><text:span text:style-name="T4">u in </text:span><text:span text:style-name="T4">“pop</text:span><text:span text:style-name="T4">ulaci</text:span><text:span text:style-name="T4">jI”</text:span></text:p>
          </draw:text-box>
        </draw:frame>
        <draw:frame draw:style-name="gr2" draw:text-style-name="P8" draw:layer="layout" svg:width="6.858cm" svg:height="0.962cm" svg:x="30.226cm" svg:y="13.97cm">
          <draw:text-box>
            <text:p text:style-name="P7"><text:span text:style-name="T4">4 </text:span><text:span text:style-name="T4">year</text:span><text:span text:style-name="T4">s in </text:span><text:span text:style-name="T4">testi</text:span><text:span text:style-name="T4">ng</text:span></text:p>
          </draw:text-box>
        </draw:frame>
        <draw:frame draw:style-name="gr2" draw:text-style-name="P8" draw:layer="layout" svg:width="6.858cm" svg:height="0.962cm" svg:x="32.258cm" svg:y="23.114cm">
          <draw:text-box>
            <text:p text:style-name="P7"><text:span text:style-name="T4">5 </text:span><text:span text:style-name="T4">year</text:span><text:span text:style-name="T4">s in </text:span><text:span text:style-name="T4">use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286cm" svg:y1="10.668cm" svg:x2="29.27cm" svg:y2="10.668cm">
          <text:p/>
        </draw:line>
        <draw:frame draw:style-name="gr2" draw:text-style-name="P2" draw:layer="layout" svg:width="21.336cm" svg:height="0.962cm" svg:x="1.778cm" svg:y="1.524cm">
          <draw:text-box>
            <text:p>FEMALE POPULATION BSW</text:p>
          </draw:text-box>
        </draw:frame>
        <draw:custom-shape draw:style-name="gr23" draw:text-style-name="P18" draw:layer="layout" svg:width="25.908cm" svg:height="1.27cm" svg:x="2.54cm" svg:y="3.048cm">
          <text:p text:style-name="P3">NEWBORN FEMALE BSW CALVES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1.016cm" svg:height="25.908cm" svg:x="1.27cm" svg:y="3.048cm">
          <text:p text:style-name="P3">0</text:p>
          <text:p text:style-name="P3"/>
          <text:p text:style-name="P3"/>
          <text:p text:style-name="P3"/>
          <text:p text:style-name="P3">1</text:p>
          <text:p text:style-name="P3"/>
          <text:p text:style-name="P3"/>
          <text:p text:style-name="P3"/>
          <text:p text:style-name="P3"/>
          <text:p text:style-name="P3">2</text:p>
          <text:p text:style-name="P3"/>
          <text:p text:style-name="P3"/>
          <text:p text:style-name="P3"/>
          <text:p text:style-name="P3"/>
          <text:p text:style-name="P3">3</text:p>
          <text:p text:style-name="P3"/>
          <text:p text:style-name="P3"/>
          <text:p text:style-name="P3"/>
          <text:p text:style-name="P3"/>
          <text:p text:style-name="P3">4</text:p>
          <text:p text:style-name="P3"/>
          <text:p text:style-name="P3"/>
          <text:p text:style-name="P3"/>
          <text:p text:style-name="P3"/>
          <text:p text:style-name="P3">5</text:p>
          <text:p text:style-name="P3"/>
          <text:p text:style-name="P3"/>
          <text:p text:style-name="P3"/>
          <text:p text:style-name="P3"/>
          <text:p text:style-name="P3">6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5.654cm" svg:height="1.27cm" svg:x="2.54cm" svg:y="4.826cm">
          <text:p text:style-name="P3">FEMALE CALVES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21.84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4.224cm" svg:height="0.962cm" svg:x="6.35cm" svg:y="8.636cm">
          <draw:text-box>
            <text:p text:style-name="P3">FUTURE COWS – BREEDING FEMALES</text:p>
          </draw:text-box>
        </draw:frame>
        <draw:frame draw:style-name="gr15" draw:text-style-name="P8" xml:id="id3" draw:id="id3" draw:layer="layout" svg:width="4.318cm" svg:height="1.114cm" svg:x="18.796cm" svg:y="25.146cm">
          <draw:text-box>
            <text:p text:style-name="P7">ALL CULLED</text:p>
          </draw:text-box>
        </draw:frame>
        <draw:line draw:style-name="gr1" draw:text-style-name="P1" draw:layer="layout" svg:x1="2.286cm" svg:y1="7.112cm" svg:x2="29.27cm" svg:y2="7.112cm">
          <text:p/>
        </draw:line>
        <draw:line draw:style-name="gr1" draw:text-style-name="P1" draw:layer="layout" svg:x1="2.286cm" svg:y1="17.78cm" svg:x2="29.27cm" svg:y2="17.78cm">
          <text:p/>
        </draw:line>
        <draw:line draw:style-name="gr1" draw:text-style-name="P1" draw:layer="layout" svg:x1="2.286cm" svg:y1="14.224cm" svg:x2="29.27cm" svg:y2="14.224cm">
          <text:p/>
        </draw:line>
        <draw:line draw:style-name="gr1" draw:text-style-name="P1" draw:layer="layout" svg:x1="2.286cm" svg:y1="21.336cm" svg:x2="29.27cm" svg:y2="21.336cm">
          <text:p/>
        </draw:line>
        <draw:line draw:style-name="gr1" draw:text-style-name="P1" draw:layer="layout" svg:x1="2.286cm" svg:y1="24.892cm" svg:x2="29.27cm" svg:y2="24.892cm">
          <text:p/>
        </draw:line>
        <draw:frame draw:style-name="gr2" draw:text-style-name="P2" draw:layer="layout" svg:width="33.274cm" svg:height="7.361cm" svg:x="14.478cm" svg:y="26.162cm">
          <draw:text-box>
            <text:p>Če je število novorojenih moških telet 3350:</text:p>
            <text:p>3305 telet + 45 potomcev NP + </text:p>
            <text:p><text:span text:style-name="T3">2413 bikov </text:span><text:span text:style-name="T3">pod 12m + </text:span><text:span text:style-name="T3">27 </text:span><text:span text:style-name="T3">vhlevljenih </text:span><text:span text:style-name="T3">+ </text:span></text:p>
            <text:p><text:span text:style-name="T3">290 bikov </text:span><text:span text:style-name="T3">pod 24 m + </text:span><text:span text:style-name="T3">8 mladih + </text:span><text:span text:style-name="T3">19 pripust +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+ 8 </text:span><text:span text:style-name="T3">čakajočih + </text:span><text:span text:style-name="T3">8 pripust + </text:span></text:p>
            <text:p><text:span text:style-name="T3"><text:tab/></text:span><text:span text:style-name="T3"> <text:s text:c="11"/></text:span><text:span text:style-name="T3"><text:s text:c="13"/></text:span><text:span text:style-name="T3">+ 8 </text:span><text:span text:style-name="T3">čakajočih + </text:span></text:p>
            <text:p><text:span text:style-name="T3"><text:s text:c="18"/></text:span><text:span text:style-name="T3"><text:s text:c="14"/></text:span><text:span text:style-name="T3">+ </text:span><text:span text:style-name="T3">8 čakajočih </text:span><text:span text:style-name="T3">+ </text:span></text:p>
            <text:p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 <text:s text:c="3"/></text:span><text:span text:style-name="T3">+ 4 </text:span><text:span text:style-name="T3">pozitivno </text:span><text:span text:style-name="T3">testirani ( * </text:span><text:span text:style-name="T3">5 let v </text:span><text:span text:style-name="T3">uporabi = </text:span><text:span text:style-name="T3">20 poz. </text:span><text:span text:style-name="T3">Testiranih)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= </text:span><text:span text:style-name="T3">2809 ( + </text:span>3350 NR) <text:s/></text:p>
            <text:p/>
          </draw:text-box>
        </draw:frame>
        <draw:connector draw:style-name="gr10" draw:text-style-name="P1" draw:layer="layout" draw:type="lines" svg:x1="13.2cm" svg:y1="23.671cm" svg:x2="18.796cm" svg:y2="25.703cm" draw:end-shape="id3" draw:end-glue-point="3" svg:d="M13200 23671l5096 2032h500" svg:viewBox="0 0 5597 2033">
          <text:p/>
        </draw:connector>
        <draw:g>
          <draw:frame draw:style-name="gr27" draw:text-style-name="P8" draw:layer="layout" svg:width="2.794cm" svg:height="3.087cm" svg:x="3.048cm" svg:y="5.803cm">
            <draw:text-box>
              <text:p text:style-name="P7"/>
              <text:p text:style-name="P7">82.5%</text:p>
            </draw:text-box>
          </draw:frame>
          <draw:line draw:style-name="gr10" draw:text-style-name="P1" draw:layer="layout" svg:x1="5.493cm" svg:y1="5.334cm" svg:x2="5.493cm" svg:y2="8.615cm">
            <text:p/>
          </draw:line>
        </draw:g>
        <draw:custom-shape draw:style-name="gr26" draw:text-style-name="P18" draw:layer="layout" svg:width="21.844cm" svg:height="1.27cm" svg:x="2.54cm" svg:y="11.684cm">
          <text:p text:style-name="P3">COWS – 1nd LACTATION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21.844cm" svg:height="1.27cm" svg:x="2.54cm" svg:y="15.494cm">
          <text:p text:style-name="P3">COWS – 2nd LACTATION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21.844cm" svg:height="1.27cm" svg:x="2.54cm" svg:y="18.796cm">
          <text:p text:style-name="P3">COWS – 3rd LACTATION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21.844cm" svg:height="1.27cm" svg:x="2.794cm" svg:y="22.352cm">
          <text:p text:style-name="P3">COWS – 4th LACTATION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0.254cm" svg:height="1.27cm" svg:x="24.13cm" svg:y="18.7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0.254cm" svg:height="1.27cm" svg:x="24.384cm" svg:y="22.3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0.254cm" svg:height="1.27cm" svg:x="24.384cm" svg:y="26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28cm" fo:margin-bottom="0cm" fo:text-indent="0cm"/>
      <style:text-properties fo:font-size="4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1cm" fo:margin-bottom="0cm" fo:text-indent="0cm"/>
      <style:text-properties fo:font-size="37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4cm" fo:margin-bottom="0cm" fo:text-indent="0cm"/>
      <style:text-properties fo:font-size="3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19999694824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3.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74cm" svg:height="7.575cm" svg:x="1.129cm" svg:y="2.485cm"/>
      <draw:page-thumbnail draw:layer="backgroundobjects" svg:width="8.74cm" svg:height="7.575cm" svg:x="1.129cm" svg:y="11.061cm"/>
      <draw:page-thumbnail draw:layer="backgroundobjects" svg:width="8.74cm" svg:height="7.575cm" svg:x="1.129cm" svg:y="19.637cm"/>
      <draw:page-thumbnail draw:layer="backgroundobjects" svg:width="8.74cm" svg:height="7.575cm" svg:x="11.129cm" svg:y="2.485cm"/>
      <draw:page-thumbnail draw:layer="backgroundobjects" svg:width="8.74cm" svg:height="7.575cm" svg:x="11.129cm" svg:y="11.061cm"/>
      <draw:page-thumbnail draw:layer="backgroundobjects" svg:width="8.74cm" svg:height="7.575cm" svg:x="11.129cm" svg:y="19.637cm"/>
    </style:handout-master>
    <style:master-page style:name="Default" style:page-layout-name="PM1" draw:style-name="Mdp1">
      <draw:frame presentation:style-name="Default-title" draw:layer="backgroundobjects" svg:width="34.289cm" svg:height="5.513cm" svg:x="1.905cm" svg:y="1.316cm" presentation:class="title" presentation:placeholder="true">
        <draw:text-box/>
      </draw:frame>
      <draw:frame presentation:style-name="Default-outline1" draw:layer="backgroundobjects" svg:width="34.289cm" svg:height="19.15cm" svg:x="1.905cm" svg:y="7.726cm" presentation:class="outline" presentation:placeholder="true">
        <draw:text-box/>
      </draw:frame>
      <draw:frame presentation:style-name="Mpr1" draw:text-style-name="MP2" draw:layer="backgroundobjects" svg:width="8.876cm" svg:height="2.277cm" svg:x="1.905cm" svg:y="30.08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076cm" svg:height="2.277cm" svg:x="13.03cm" svg:y="30.08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8.876cm" svg:height="2.277cm" svg:x="27.317cm" svg:y="30.08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2:10:15.856526928</meta:creation-date>
    <dc:date>2017-04-18T12:32:04.571202923</dc:date>
    <meta:editing-duration>PT1M26S</meta:editing-duration>
    <meta:editing-cycles>2</meta:editing-cycles>
    <meta:generator>LibreOffice/5.1.6.2$Linux_X86_64 LibreOffice_project/10m0$Build-2</meta:generator>
    <meta:document-statistic meta:object-count="101"/>
  </office:meta>
</office:document-meta>
</file>